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</office:automatic-styles>
  <office:body>
    <office:text>
      <text:p text:style-name="P1"><text:span text:style-name="T1_1">Uszatka</text:span></text:p>
      <text:p text:style-name="P2"><text:span text:style-name="T2_1">Słabo</text:span><text:span text:style-name="T2_2">.<text:s/></text:span><text:span text:style-name="T2_3">Odcinek</text:span><text:span text:style-name="T2_4"><text:s/></text:span><text:span text:style-name="T2_5">moim</text:span><text:span text:style-name="T2_6"><text:s/></text:span><text:span text:style-name="T2_7">zdaniem</text:span><text:span text:style-name="T2_8"><text:s/></text:span><text:span text:style-name="T2_9">kompletnie</text:span><text:span text:style-name="T2_10"><text:s/></text:span><text:span text:style-name="T2_11">nie</text:span><text:span text:style-name="T2_12"><text:s/></text:span><text:span text:style-name="T2_13">miał</text:span><text:span text:style-name="T2_14"><text:s/></text:span><text:span text:style-name="T2_15">sensu</text:span><text:span text:style-name="T2_16">,<text:s/></text:span><text:span text:style-name="T2_17">bo</text:span><text:span text:style-name="T2_18"><text:s/></text:span><text:span text:style-name="T2_19">powinien</text:span><text:span text:style-name="T2_20"><text:s/></text:span><text:span text:style-name="T2_21">się</text:span><text:span text:style-name="T2_22"><text:s/></text:span><text:span text:style-name="T2_23">skończyć</text:span><text:span text:style-name="T2_24"><text:s/></text:span><text:span text:style-name="T2_25">po</text:span><text:span text:style-name="T2_26"><text:s/></text:span><text:span text:style-name="T2_27">tym</text:span><text:span text:style-name="T2_28">,<text:s/></text:span><text:span text:style-name="T2_29">jak</text:span><text:span text:style-name="T2_30"><text:s/></text:span><text:span text:style-name="T2_31">ledwo</text:span><text:span text:style-name="T2_32"><text:s/></text:span><text:span text:style-name="T2_33">się</text:span><text:span text:style-name="T2_34"><text:s/></text:span><text:span text:style-name="T2_35">zaczął</text:span><text:span text:style-name="T2_36">.<text:s/></text:span><text:span text:style-name="T2_37">Czyli</text:span><text:span text:style-name="T2_38"><text:s/></text:span><text:span text:style-name="T2_39">w</text:span><text:span text:style-name="T2_40"><text:s/></text:span><text:span text:style-name="T2_41">chwili</text:span><text:span text:style-name="T2_42">,<text:s/></text:span><text:span text:style-name="T2_43">w</text:span><text:span text:style-name="T2_44"><text:s/></text:span><text:span text:style-name="T2_45">której</text:span><text:span text:style-name="T2_46"><text:s/></text:span><text:span text:style-name="T2_47">Znaczkowa</text:span><text:span text:style-name="T2_48"><text:s/></text:span><text:span text:style-name="T2_49">Liga</text:span><text:span text:style-name="T2_50"><text:s/></text:span><text:span text:style-name="T2_51">dochodzi</text:span><text:span text:style-name="T2_52"><text:s/></text:span><text:span text:style-name="T2_53">do</text:span><text:span text:style-name="T2_54"><text:s/></text:span><text:span text:style-name="T2_55">wniosku</text:span><text:span text:style-name="T2_56">,<text:s/></text:span><text:span text:style-name="T2_57">że</text:span><text:span text:style-name="T2_58"><text:s/></text:span><text:span text:style-name="T2_59">czas</text:span><text:span text:style-name="T2_60"><text:s/></text:span><text:span text:style-name="T2_61">zająć</text:span><text:span text:style-name="T2_62"><text:s/></text:span><text:span text:style-name="T2_63">się</text:span><text:span text:style-name="T2_64"><text:s/></text:span><text:span text:style-name="T2_65">swoim</text:span><text:span text:style-name="T2_66"><text:s/></text:span><text:span text:style-name="T2_67">prawdziwym</text:span><text:span text:style-name="T2_68"><text:s/></text:span><text:span text:style-name="T2_69">hobby</text:span><text:span text:style-name="T2_70">.<text:s/></text:span><text:span text:style-name="T2_71">Rozumiem</text:span><text:span text:style-name="T2_72">,<text:s/></text:span><text:span text:style-name="T2_73">co</text:span><text:span text:style-name="T2_74"><text:s/></text:span><text:span text:style-name="T2_75">chcieli</text:span><text:span text:style-name="T2_76"><text:s/></text:span><text:span text:style-name="T2_77">pokazać</text:span><text:span text:style-name="T2_78"><text:s/></text:span><text:span text:style-name="T2_79">twórcy</text:span><text:span text:style-name="T2_80">,<text:s/></text:span><text:span text:style-name="T2_81">że</text:span><text:span text:style-name="T2_82"><text:s/></text:span><text:span text:style-name="T2_83">mimo</text:span><text:span text:style-name="T2_84"><text:s/></text:span><text:span text:style-name="T2_85">iż</text:span><text:span text:style-name="T2_86"><text:s/></text:span><text:span text:style-name="T2_87">przyjaciele</text:span><text:span text:style-name="T2_88"><text:s/></text:span><text:span text:style-name="T2_89">poświęcają</text:span><text:span text:style-name="T2_90"><text:s/></text:span><text:span text:style-name="T2_91">dużo</text:span><text:span text:style-name="T2_92"><text:s/></text:span><text:span text:style-name="T2_93">czasu</text:span><text:span text:style-name="T2_94"><text:s/></text:span><text:span text:style-name="T2_95">swoim</text:span><text:span text:style-name="T2_96"><text:s/></text:span><text:span text:style-name="T2_97">własnym</text:span><text:span text:style-name="T2_98"><text:s/></text:span><text:span text:style-name="T2_99">zainteresowaniom</text:span><text:span text:style-name="T2_100">,<text:s/></text:span><text:span text:style-name="T2_101">to</text:span><text:span text:style-name="T2_102"><text:s/></text:span><text:span text:style-name="T2_103">nie</text:span><text:span text:style-name="T2_104"><text:s/></text:span><text:span text:style-name="T2_105">oznacza</text:span><text:span text:style-name="T2_106">,<text:s/></text:span><text:span text:style-name="T2_107">że</text:span><text:span text:style-name="T2_108"><text:s/></text:span><text:span text:style-name="T2_109">nie</text:span><text:span text:style-name="T2_110"><text:s/></text:span><text:span text:style-name="T2_111">będą</text:span><text:span text:style-name="T2_112"><text:s/></text:span><text:span text:style-name="T2_113">mieli</text:span><text:span text:style-name="T2_114"><text:s/></text:span><text:span text:style-name="T2_115">chwili</text:span><text:span text:style-name="T2_116"><text:s/></text:span><text:span text:style-name="T2_117">dla</text:span><text:span text:style-name="T2_118"><text:s/></text:span><text:span text:style-name="T2_119">siebie</text:span><text:span text:style-name="T2_120">.<text:s/></text:span><text:span text:style-name="T2_121">Jednakże</text:span><text:span text:style-name="T2_122"><text:s/></text:span><text:span text:style-name="T2_123">zachowanie</text:span><text:span text:style-name="T2_124"><text:s/></text:span><text:span text:style-name="T2_125">Apple</text:span><text:span text:style-name="T2_126"><text:s/></text:span><text:span text:style-name="T2_127">Bloom</text:span><text:span text:style-name="T2_128"><text:s/></text:span><text:span text:style-name="T2_129">było</text:span><text:span text:style-name="T2_130"><text:s/></text:span><text:span text:style-name="T2_131">zwyczajnie</text:span><text:span text:style-name="T2_132"><text:s/></text:span><text:span text:style-name="T2_133">bezsensowne</text:span><text:span text:style-name="T2_134">.<text:s/></text:span><text:span text:style-name="T2_135">Dlaczego</text:span><text:span text:style-name="T2_136"><text:s/></text:span><text:span text:style-name="T2_137">usilnie</text:span><text:span text:style-name="T2_138"><text:s/></text:span><text:span text:style-name="T2_139">poszukiwała</text:span><text:span text:style-name="T2_140"><text:s/></text:span><text:span text:style-name="T2_141">dla</text:span><text:span text:style-name="T2_142"><text:s/></text:span><text:span text:style-name="T2_143">siebie</text:span><text:span text:style-name="T2_144"><text:s/></text:span><text:span text:style-name="T2_145">zajęcia</text:span><text:span text:style-name="T2_146">,<text:s/></text:span><text:span text:style-name="T2_147">skoro</text:span><text:span text:style-name="T2_148"><text:s/></text:span><text:span text:style-name="T2_149">miała</text:span><text:span text:style-name="T2_150"><text:s/></text:span><text:span text:style-name="T2_151">już</text:span><text:span text:style-name="T2_152"><text:s/></text:span><text:span text:style-name="T2_153">własne</text:span><text:span text:style-name="T2_154"><text:s/></text:span><text:span text:style-name="T2_155">hobby</text:span><text:span text:style-name="T2_156">,<text:s/></text:span><text:span text:style-name="T2_157">jakim</text:span><text:span text:style-name="T2_158"><text:s/></text:span><text:span text:style-name="T2_159">jest</text:span><text:span text:style-name="T2_160"><text:s/></text:span><text:span text:style-name="T2_161">tworzenie</text:span><text:span text:style-name="T2_162"><text:s/></text:span><text:span text:style-name="T2_163">eliksirów</text:span><text:span text:style-name="T2_164">?<text:s/></text:span><text:span text:style-name="T2_165">A</text:span><text:span text:style-name="T2_166"><text:s/></text:span><text:span text:style-name="T2_167">sięgnąwszy</text:span><text:span text:style-name="T2_168"><text:s/></text:span><text:span text:style-name="T2_169">do</text:span><text:span text:style-name="T2_170"><text:s/></text:span><text:span text:style-name="T2_171">sezonu</text:span><text:span text:style-name="T2_172"><text:s/></text:span><text:span text:style-name="T2_173">pierwszego</text:span><text:span text:style-name="T2_174">,<text:s/></text:span><text:span text:style-name="T2_175">to</text:span><text:span text:style-name="T2_176"><text:s/></text:span><text:span text:style-name="T2_177">jeszcze</text:span><text:span text:style-name="T2_178"><text:s/></text:span><text:span text:style-name="T2_179">zajęcia</text:span><text:span text:style-name="T2_180"><text:s/></text:span><text:span text:style-name="T2_181">plastyczne</text:span><text:span text:style-name="T2_182">.<text:s/></text:span><text:span text:style-name="T2_183">To</text:span><text:span text:style-name="T2_184"><text:s/></text:span><text:span text:style-name="T2_185">największa</text:span><text:span text:style-name="T2_186"><text:s/></text:span><text:span text:style-name="T2_187">wada</text:span><text:span text:style-name="T2_188"><text:s/></text:span><text:span text:style-name="T2_189">odcinka</text:span><text:span text:style-name="T2_190"><text:s/></text:span><text:span text:style-name="T2_191">i</text:span><text:span text:style-name="T2_192"><text:s/></text:span><text:span text:style-name="T2_193">powód</text:span><text:span text:style-name="T2_194">,<text:s/></text:span><text:span text:style-name="T2_195">dla</text:span><text:span text:style-name="T2_196"><text:s/></text:span><text:span text:style-name="T2_197">którego</text:span><text:span text:style-name="T2_198"><text:s/></text:span><text:span text:style-name="T2_199">ocenię</text:span><text:span text:style-name="T2_200"><text:s/></text:span><text:span text:style-name="T2_201">go</text:span><text:span text:style-name="T2_202"><text:s/></text:span><text:span text:style-name="T2_203">na</text:span><text:span text:style-name="T2_204"><text:s/></text:span><text:span text:style-name="T2_205">zaledwie</text:span><text:span text:style-name="T2_206"><text:s/>5/10.<text:s/></text:span><text:span text:style-name="T2_207">Byłoby</text:span><text:span text:style-name="T2_208"><text:s/></text:span><text:span text:style-name="T2_209">mniej</text:span><text:span text:style-name="T2_210">,<text:s/></text:span><text:span text:style-name="T2_211">ale</text:span><text:span text:style-name="T2_212"><text:s/></text:span><text:span text:style-name="T2_213">młody</text:span><text:span text:style-name="T2_214"><text:s/></text:span><text:span text:style-name="T2_215">ogier</text:span><text:span text:style-name="T2_216"><text:s/></text:span><text:span text:style-name="T2_217">wywijający</text:span><text:span text:style-name="T2_218"><text:s/></text:span><text:span text:style-name="T2_219">nogami</text:span><text:span text:style-name="T2_220"><text:s/></text:span><text:span text:style-name="T2_221">jak</text:span><text:span text:style-name="T2_222"><text:s/></text:span><text:span text:style-name="T2_223">dziki</text:span><text:span text:style-name="T2_224"><text:s/></text:span><text:span text:style-name="T2_225">wywołał</text:span><text:span text:style-name="T2_226"><text:s/></text:span><text:span text:style-name="T2_227">u</text:span><text:span text:style-name="T2_228"><text:s/></text:span><text:span text:style-name="T2_229">mnie</text:span><text:span text:style-name="T2_230"><text:s/></text:span><text:span text:style-name="T2_231">uśmiech</text:span><text:span text:style-name="T2_232"><text:s/></text:span><text:span text:style-name="T2_233">na</text:span><text:span text:style-name="T2_234"><text:s/></text:span><text:span text:style-name="T2_235">twarzy</text:span><text:span text:style-name="T2_236">.</text:span></text:p>
      <text:p text:style-name="P3"/>
      <text:p text:style-name="P4"><text:span text:style-name="T4_1">Macter</text:span><text:span text:style-name="T4_2">4</text:span></text:p>
      <text:p text:style-name="P5"><text:span text:style-name="T5_1">Zgadzam</text:span><text:span text:style-name="T5_2"><text:s/></text:span><text:span text:style-name="T5_3">się</text:span><text:span text:style-name="T5_4"><text:s/></text:span><text:span text:style-name="T5_5">z</text:span><text:span text:style-name="T5_6"><text:s/></text:span><text:span text:style-name="T5_7">przedmówczynią</text:span><text:span text:style-name="T5_8">,<text:s/></text:span><text:span text:style-name="T5_9">że</text:span><text:span text:style-name="T5_10"><text:s/></text:span><text:span text:style-name="T5_11">odcinek</text:span><text:span text:style-name="T5_12"><text:s/></text:span><text:span text:style-name="T5_13">nie</text:span><text:span text:style-name="T5_14"><text:s/></text:span><text:span text:style-name="T5_15">był</text:span><text:span text:style-name="T5_16"><text:s/></text:span><text:span text:style-name="T5_17">najwyższych</text:span><text:span text:style-name="T5_18"><text:s/></text:span><text:span text:style-name="T5_19">lotów</text:span><text:span text:style-name="T5_20">,<text:s/></text:span><text:span text:style-name="T5_21">ale</text:span><text:span text:style-name="T5_22"><text:s/></text:span><text:span text:style-name="T5_23">osobiście</text:span><text:span text:style-name="T5_24"><text:s/></text:span><text:span text:style-name="T5_25">postawiłbym</text:span><text:span text:style-name="T5_26"><text:s/></text:span><text:span text:style-name="T5_27">na</text:span><text:span text:style-name="T5_28"><text:s/></text:span><text:span text:style-name="T5_29">inny</text:span><text:span text:style-name="T5_30"><text:s/></text:span><text:span text:style-name="T5_31">problem</text:span><text:span text:style-name="T5_32">.<text:s/></text:span><text:span text:style-name="T5_33">Tym</text:span><text:span text:style-name="T5_34"><text:s/></text:span><text:span text:style-name="T5_35">razem</text:span><text:span text:style-name="T5_36"><text:s/></text:span><text:span text:style-name="T5_37">był</text:span><text:span text:style-name="T5_38"><text:s/></text:span><text:span text:style-name="T5_39">on</text:span><text:span text:style-name="T5_40"><text:s/></text:span><text:span text:style-name="T5_41">dużo</text:span><text:span text:style-name="T5_42"><text:s/></text:span><text:span text:style-name="T5_43">mocniej</text:span><text:span text:style-name="T5_44"><text:s/></text:span><text:span text:style-name="T5_45">skierowany</text:span><text:span text:style-name="T5_46"><text:s/></text:span><text:span text:style-name="T5_47">do</text:span><text:span text:style-name="T5_48"><text:s/></text:span><text:span text:style-name="T5_49">właściwej</text:span><text:span text:style-name="T5_50"><text:s/></text:span><text:span text:style-name="T5_51">widowni</text:span><text:span text:style-name="T5_52"><text:s/></text:span><text:span text:style-name="T5_53">niż</text:span><text:span text:style-name="T5_54"><text:s/></text:span><text:span text:style-name="T5_55">do</text:span><text:span text:style-name="T5_56"><text:s/></text:span><text:span text:style-name="T5_57">starszych</text:span><text:span text:style-name="T5_58">,<text:s/></text:span><text:span text:style-name="T5_59">bo</text:span><text:span text:style-name="T5_60"><text:s/></text:span><text:span text:style-name="T5_61">porusza</text:span><text:span text:style-name="T5_62"><text:s/></text:span><text:span text:style-name="T5_63">problem</text:span><text:span text:style-name="T5_64"><text:s/></text:span><text:span text:style-name="T5_65">dorastania</text:span><text:span text:style-name="T5_66"><text:s/></text:span><text:span text:style-name="T5_67">i</text:span><text:span text:style-name="T5_68"><text:s/></text:span><text:span text:style-name="T5_69">więzów</text:span><text:span text:style-name="T5_70"><text:s/></text:span><text:span text:style-name="T5_71">przyjaźni</text:span><text:span text:style-name="T5_72">,<text:s/></text:span><text:span text:style-name="T5_73">które</text:span><text:span text:style-name="T5_74"><text:s/></text:span><text:span text:style-name="T5_75">się</text:span><text:span text:style-name="T5_76"><text:s/></text:span><text:span text:style-name="T5_77">zmieniają</text:span><text:span text:style-name="T5_78">.<text:s/></text:span><text:span text:style-name="T5_79">Każdy</text:span><text:span text:style-name="T5_80"><text:s/></text:span><text:span text:style-name="T5_81">z</text:span><text:span text:style-name="T5_82"><text:s/></text:span><text:span text:style-name="T5_83">nas</text:span><text:span text:style-name="T5_84"><text:s/></text:span><text:span text:style-name="T5_85">pamięta</text:span><text:span text:style-name="T5_86"><text:s/></text:span><text:span text:style-name="T5_87">beztroski</text:span><text:span text:style-name="T5_88"><text:s/></text:span><text:span text:style-name="T5_89">czas</text:span><text:span text:style-name="T5_90"><text:s/></text:span><text:span text:style-name="T5_91">z</text:span><text:span text:style-name="T5_92"><text:s/></text:span><text:span text:style-name="T5_93">dzieciństwa</text:span><text:span text:style-name="T5_94"><text:s/></text:span><text:span text:style-name="T5_95">oraz</text:span><text:span text:style-name="T5_96"><text:s/></text:span><text:span text:style-name="T5_97">jak</text:span><text:span text:style-name="T5_98"><text:s/></text:span><text:span text:style-name="T5_99">potem</text:span><text:span text:style-name="T5_100"><text:s/></text:span><text:span text:style-name="T5_101">z</text:span><text:span text:style-name="T5_102"><text:s/></text:span><text:span text:style-name="T5_103">każdym</text:span><text:span text:style-name="T5_104"><text:s/></text:span><text:span text:style-name="T5_105">kolejnym</text:span><text:span text:style-name="T5_106"><text:s/></text:span><text:span text:style-name="T5_107">etapem</text:span><text:span text:style-name="T5_108"><text:s/></text:span><text:span text:style-name="T5_109">życia</text:span><text:span text:style-name="T5_110"><text:s/></text:span><text:span text:style-name="T5_111">coraz</text:span><text:span text:style-name="T5_112"><text:s/></text:span><text:span text:style-name="T5_113">mniej</text:span><text:span text:style-name="T5_114"><text:s/></text:span><text:span text:style-name="T5_115">czasu</text:span><text:span text:style-name="T5_116"><text:s/></text:span><text:span text:style-name="T5_117">mieliśmy</text:span><text:span text:style-name="T5_118"><text:s/></text:span><text:span text:style-name="T5_119">na</text:span><text:span text:style-name="T5_120"><text:s/></text:span><text:span text:style-name="T5_121">zupełne</text:span><text:span text:style-name="T5_122"><text:s/></text:span><text:span text:style-name="T5_123">nicnierobienie</text:span><text:span text:style-name="T5_124">.<text:s/></text:span><text:span text:style-name="T5_125">Wspólne</text:span><text:span text:style-name="T5_126"><text:s/></text:span><text:span text:style-name="T5_127">ścieżki</text:span><text:span text:style-name="T5_128"><text:s/></text:span><text:span text:style-name="T5_129">z</text:span><text:span text:style-name="T5_130"><text:s/></text:span><text:span text:style-name="T5_131">wieloma</text:span><text:span text:style-name="T5_132"><text:s/></text:span><text:span text:style-name="T5_133">znajomymi</text:span><text:span text:style-name="T5_134"><text:s/></text:span><text:span text:style-name="T5_135">dość</text:span><text:span text:style-name="T5_136"><text:s/></text:span><text:span text:style-name="T5_137">mocno</text:span><text:span text:style-name="T5_138"><text:s/></text:span><text:span text:style-name="T5_139">się</text:span><text:span text:style-name="T5_140"><text:s/></text:span><text:span text:style-name="T5_141">rozjeżdżały</text:span><text:span text:style-name="T5_142">,<text:s/></text:span><text:span text:style-name="T5_143">tak</text:span><text:span text:style-name="T5_144"><text:s/></text:span><text:span text:style-name="T5_145">że</text:span><text:span text:style-name="T5_146"><text:s/></text:span><text:span text:style-name="T5_147">ostatecznie</text:span><text:span text:style-name="T5_148"><text:s/></text:span><text:span text:style-name="T5_149">traciliśmy</text:span><text:span text:style-name="T5_150"><text:s/></text:span><text:span text:style-name="T5_151">kontakt</text:span><text:span text:style-name="T5_152">.<text:s/></text:span><text:span text:style-name="T5_153">I</text:span><text:span text:style-name="T5_154"><text:s/></text:span><text:span text:style-name="T5_155">tutaj</text:span><text:span text:style-name="T5_156"><text:s/></text:span><text:span text:style-name="T5_157">pojawia</text:span><text:span text:style-name="T5_158"><text:s/></text:span><text:span text:style-name="T5_159">się</text:span><text:span text:style-name="T5_160"><text:s/></text:span><text:span text:style-name="T5_161">mała</text:span><text:span text:style-name="T5_162"><text:s/></text:span><text:span text:style-name="T5_163">wskazówka</text:span><text:span text:style-name="T5_164">,<text:s/></text:span><text:span text:style-name="T5_165">że</text:span><text:span text:style-name="T5_166"><text:s/></text:span><text:span text:style-name="T5_167">zawsze</text:span><text:span text:style-name="T5_168"><text:s/></text:span><text:span text:style-name="T5_169">można</text:span><text:span text:style-name="T5_170"><text:s/></text:span><text:span text:style-name="T5_171">znaleźć</text:span><text:span text:style-name="T5_172"><text:s/></text:span><text:span text:style-name="T5_173">sposób</text:span><text:span text:style-name="T5_174"><text:s/></text:span><text:span text:style-name="T5_175">na</text:span><text:span text:style-name="T5_176"><text:s/></text:span><text:span text:style-name="T5_177">podtrzymanie</text:span><text:span text:style-name="T5_178"><text:s/></text:span><text:span text:style-name="T5_179">więzi</text:span><text:span text:style-name="T5_180">.<text:s/></text:span><text:span text:style-name="T5_181">Co</text:span><text:span text:style-name="T5_182"><text:s/></text:span><text:span text:style-name="T5_183">z</text:span><text:span text:style-name="T5_184"><text:s/></text:span><text:span text:style-name="T5_185">tego</text:span><text:span text:style-name="T5_186">,<text:s/></text:span><text:span text:style-name="T5_187">że</text:span><text:span text:style-name="T5_188"><text:s/></text:span><text:span text:style-name="T5_189">teraz</text:span><text:span text:style-name="T5_190"><text:s/></text:span><text:span text:style-name="T5_191">nie</text:span><text:span text:style-name="T5_192"><text:s/></text:span><text:span text:style-name="T5_193">robimy</text:span><text:span text:style-name="T5_194"><text:s/></text:span><text:span text:style-name="T5_195">wszystkiego</text:span><text:span text:style-name="T5_196"><text:s/></text:span><text:span text:style-name="T5_197">razem</text:span><text:span text:style-name="T5_198"><text:s/></text:span><text:span text:style-name="T5_199">tak</text:span><text:span text:style-name="T5_200"><text:s/></text:span><text:span text:style-name="T5_201">jak</text:span><text:span text:style-name="T5_202"><text:s/></text:span><text:span text:style-name="T5_203">kiedyś</text:span><text:span text:style-name="T5_204">.<text:s/></text:span><text:span text:style-name="T5_205">Jeżeli</text:span><text:span text:style-name="T5_206"><text:s/></text:span><text:span text:style-name="T5_207">tylko</text:span><text:span text:style-name="T5_208"><text:s/></text:span><text:span text:style-name="T5_209">zechcemy</text:span><text:span text:style-name="T5_210">,<text:s/></text:span><text:span text:style-name="T5_211">znajdziemy</text:span><text:span text:style-name="T5_212"><text:s/></text:span><text:span text:style-name="T5_213">sposób</text:span><text:span text:style-name="T5_214"><text:s/></text:span><text:span text:style-name="T5_215">i</text:span><text:span text:style-name="T5_216"><text:s/></text:span><text:span text:style-name="T5_217">na</text:span><text:span text:style-name="T5_218"><text:s/></text:span><text:span text:style-name="T5_219">ten</text:span><text:span text:style-name="T5_220"><text:s/></text:span><text:span text:style-name="T5_221">problem</text:span><text:span text:style-name="T5_222">.<text:s/></text:span></text:p>
      <text:p text:style-name="P6"/>
      <text:p text:style-name="P7"><text:span text:style-name="T7_1">Dolar</text:span><text:span text:style-name="T7_2">84</text:span></text:p>
      <text:p text:style-name="P8"><text:span text:style-name="T8_1">Jedna</text:span><text:span text:style-name="T8_2"><text:s/></text:span><text:span text:style-name="T8_3">rzezy</text:span><text:span text:style-name="T8_4"><text:s/></text:span><text:span text:style-name="T8_5">w</text:span><text:span text:style-name="T8_6"><text:s/></text:span><text:span text:style-name="T8_7">odcinkach</text:span><text:span text:style-name="T8_8"><text:s/></text:span><text:span text:style-name="T8_9">z</text:span><text:span text:style-name="T8_10"><text:s/></text:span><text:span text:style-name="T8_11">CMC</text:span><text:span text:style-name="T8_12"><text:s/></text:span><text:span text:style-name="T8_13">się</text:span><text:span text:style-name="T8_14"><text:s/></text:span><text:span text:style-name="T8_15">nie</text:span><text:span text:style-name="T8_16"><text:s/></text:span><text:span text:style-name="T8_17">zmienia</text:span><text:span text:style-name="T8_18">.<text:s/></text:span><text:span text:style-name="T8_19">Każdy</text:span><text:span text:style-name="T8_20">,<text:s/></text:span><text:span text:style-name="T8_21">w</text:span><text:span text:style-name="T8_22"><text:s/></text:span><text:span text:style-name="T8_23">którym</text:span><text:span text:style-name="T8_24"><text:s/></text:span><text:span text:style-name="T8_25">są</text:span><text:span text:style-name="T8_26"><text:s/></text:span><text:span text:style-name="T8_27">skoncentrowane</text:span><text:span text:style-name="T8_28"><text:s/></text:span><text:span text:style-name="T8_29">całkowicie</text:span><text:span text:style-name="T8_30"><text:s/></text:span><text:span text:style-name="T8_31">na</text:span><text:span text:style-name="T8_32"><text:s/></text:span><text:span text:style-name="T8_33">znaczkach</text:span><text:span text:style-name="T8_34">,<text:s/></text:span><text:span text:style-name="T8_35">irytuje</text:span><text:span text:style-name="T8_36"><text:s/></text:span><text:span text:style-name="T8_37">mnie</text:span><text:span text:style-name="T8_38"><text:s/></text:span><text:span text:style-name="T8_39">niepomiernie</text:span><text:span text:style-name="T8_40">.<text:s/></text:span><text:span text:style-name="T8_41">No</text:span><text:span text:style-name="T8_42"><text:s/></text:span><text:span text:style-name="T8_43">ale</text:span><text:span text:style-name="T8_44"><text:s/></text:span><text:span text:style-name="T8_45">przynajmniej</text:span><text:span text:style-name="T8_46"><text:s/></text:span><text:span text:style-name="T8_47">tym</text:span><text:span text:style-name="T8_48"><text:s/></text:span><text:span text:style-name="T8_49">razem</text:span><text:span text:style-name="T8_50"><text:s/></text:span><text:span text:style-name="T8_51">jedynie</text:span><text:span text:style-name="T8_52"><text:s/></text:span><text:span text:style-name="T8_53">Apple</text:span><text:span text:style-name="T8_54"><text:s/></text:span><text:span text:style-name="T8_55">Bloom</text:span><text:span text:style-name="T8_56"><text:s/></text:span><text:span text:style-name="T8_57">robiła</text:span><text:span text:style-name="T8_58"><text:s/></text:span><text:span text:style-name="T8_59">z</text:span><text:span text:style-name="T8_60"><text:s/></text:span><text:span text:style-name="T8_61">siebie</text:span><text:span text:style-name="T8_62"><text:s/></text:span><text:span text:style-name="T8_63">idiotkę</text:span><text:span text:style-name="T8_64">,<text:s/></text:span><text:span text:style-name="T8_65">a</text:span><text:span text:style-name="T8_66"><text:s/></text:span><text:span text:style-name="T8_67">pozostałe</text:span><text:span text:style-name="T8_68"><text:s/></text:span><text:span text:style-name="T8_69">zachowywały</text:span><text:span text:style-name="T8_70"><text:s/></text:span><text:span text:style-name="T8_71">się</text:span><text:span text:style-name="T8_72"><text:s/></text:span><text:span text:style-name="T8_73">racjonalnie</text:span><text:span text:style-name="T8_74"><text:s/>(</text:span><text:span text:style-name="T8_75">jak</text:span><text:span text:style-name="T8_76"><text:s/></text:span><text:span text:style-name="T8_77">na</text:span><text:span text:style-name="T8_78"><text:s/></text:span><text:span text:style-name="T8_79">CMC</text:span><text:span text:style-name="T8_80">).<text:s/></text:span><text:span text:style-name="T8_81">Tak</text:span><text:span text:style-name="T8_82"><text:s/></text:span><text:span text:style-name="T8_83">jak</text:span><text:span text:style-name="T8_84"><text:s/></text:span><text:span text:style-name="T8_85">pisali</text:span><text:span text:style-name="T8_86"><text:s/></text:span><text:span text:style-name="T8_87">poprzednicy</text:span><text:span text:style-name="T8_88">,<text:s/></text:span><text:span text:style-name="T8_89">zamysł</text:span><text:span text:style-name="T8_90"><text:s/></text:span><text:span text:style-name="T8_91">twórców</text:span><text:span text:style-name="T8_92"><text:s/></text:span><text:span text:style-name="T8_93">był</text:span><text:span text:style-name="T8_94"><text:s/></text:span><text:span text:style-name="T8_95">jasny</text:span><text:span text:style-name="T8_96">,<text:s/></text:span><text:span text:style-name="T8_97">ale</text:span><text:span text:style-name="T8_98"><text:s/></text:span><text:span text:style-name="T8_99">do</text:span><text:span text:style-name="T8_100"><text:s/></text:span><text:span text:style-name="T8_101">mnie</text:span><text:span text:style-name="T8_102"><text:s/></text:span><text:span text:style-name="T8_103">jakoś</text:span><text:span text:style-name="T8_104"><text:s/></text:span><text:span text:style-name="T8_105">ten</text:span><text:span text:style-name="T8_106"><text:s/></text:span><text:span text:style-name="T8_107">odcinek</text:span><text:span text:style-name="T8_108"><text:s/></text:span><text:span text:style-name="T8_109">nie</text:span><text:span text:style-name="T8_110"><text:s/></text:span><text:span text:style-name="T8_111">przemówił</text:span><text:span text:style-name="T8_112">.<text:s/></text:span><text:span text:style-name="T8_113">No</text:span><text:span text:style-name="T8_114"><text:s/></text:span><text:span text:style-name="T8_115">może</text:span><text:span text:style-name="T8_116"><text:s/></text:span><text:span text:style-name="T8_117">oprócz</text:span><text:span text:style-name="T8_118"><text:s/></text:span><text:span text:style-name="T8_119">kilku</text:span><text:span text:style-name="T8_120"><text:s/></text:span><text:span text:style-name="T8_121">smaczków</text:span><text:span text:style-name="T8_122">,<text:s/></text:span><text:span text:style-name="T8_123">jak</text:span><text:span text:style-name="T8_124"><text:s/></text:span><text:span text:style-name="T8_125">plejada</text:span><text:span text:style-name="T8_126"><text:s/></text:span><text:span text:style-name="T8_127">gwiazd</text:span><text:span text:style-name="T8_128"><text:s/></text:span><text:span text:style-name="T8_129">malarstwa</text:span><text:span text:style-name="T8_130"><text:s/>–<text:s/></text:span><text:span text:style-name="T8_131">ciekawe</text:span><text:span text:style-name="T8_132"><text:s/></text:span><text:span text:style-name="T8_133">że</text:span><text:span text:style-name="T8_134"><text:s/></text:span><text:span text:style-name="T8_135">wszyscy</text:span><text:span text:style-name="T8_136"><text:s/></text:span><text:span text:style-name="T8_137">są</text:span><text:span text:style-name="T8_138"><text:s/></text:span><text:span text:style-name="T8_139">w</text:span><text:span text:style-name="T8_140"><text:s/></text:span><text:span text:style-name="T8_141">Ponyville</text:span><text:span text:style-name="T8_142">,<text:s/></text:span><text:span text:style-name="T8_143">nie</text:span><text:span text:style-name="T8_144"><text:s/></text:span><text:span text:style-name="T8_145">sądzicie</text:span><text:span text:style-name="T8_146">?<text:s/></text:span><text:span text:style-name="T8_147">Piosenka</text:span><text:span text:style-name="T8_148"><text:s/></text:span><text:span text:style-name="T8_149">nie</text:span><text:span text:style-name="T8_150"><text:s/></text:span><text:span text:style-name="T8_151">była</text:span><text:span text:style-name="T8_152"><text:s/></text:span><text:span text:style-name="T8_153">zła</text:span><text:span text:style-name="T8_154">,<text:s/></text:span><text:span text:style-name="T8_155">ale</text:span><text:span text:style-name="T8_156"><text:s/></text:span><text:span text:style-name="T8_157">też</text:span><text:span text:style-name="T8_158"><text:s/></text:span><text:span text:style-name="T8_159">nie</text:span><text:span text:style-name="T8_160"><text:s/></text:span><text:span text:style-name="T8_161">nazwałbym</text:span><text:span text:style-name="T8_162"><text:s/></text:span><text:span text:style-name="T8_163">jej</text:span><text:span text:style-name="T8_164"><text:s/></text:span><text:span text:style-name="T8_165">genialną</text:span><text:span text:style-name="T8_166">.<text:s/></text:span><text:span text:style-name="T8_167">To</text:span><text:span text:style-name="T8_168"><text:s/></text:span><text:span text:style-name="T8_169">raczej</text:span><text:span text:style-name="T8_170"><text:s/></text:span><text:span text:style-name="T8_171">jeden</text:span><text:span text:style-name="T8_172"><text:s/></text:span><text:span text:style-name="T8_173">z</text:span><text:span text:style-name="T8_174"><text:s/></text:span><text:span text:style-name="T8_175">tych</text:span><text:span text:style-name="T8_176"><text:s/></text:span><text:span text:style-name="T8_177">odcinków</text:span><text:span text:style-name="T8_178">,<text:s/></text:span><text:span text:style-name="T8_179">o</text:span><text:span text:style-name="T8_180"><text:s/></text:span><text:span text:style-name="T8_181">których</text:span><text:span text:style-name="T8_182"><text:s/></text:span><text:span text:style-name="T8_183">za</text:span><text:span text:style-name="T8_184"><text:s/></text:span><text:span text:style-name="T8_185">długo</text:span><text:span text:style-name="T8_186"><text:s/></text:span><text:span text:style-name="T8_187">pamiętać</text:span><text:span text:style-name="T8_188"><text:s/></text:span><text:span text:style-name="T8_189">nie</text:span><text:span text:style-name="T8_190"><text:s/></text:span><text:span text:style-name="T8_191">będę</text:span><text:span text:style-name="T8_19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